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15cm"/>
    </style:style>
    <style:style style:name="co3" style:family="table-column">
      <style:table-column-properties fo:break-before="auto" style:column-width="12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rst meeting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earn about jtag, openocd, gdb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 the or1ksim simulator running and perform gdb debugg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">
            <text:p>Read documentation of adv_debug_sys for or processors</text:p>
            <text:p>Read and understand source code of or1200 debugg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ake roadmap for debug module =&gt; breakup debug module into smaller independant parts that can be tested fir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 table:number-columns-spanned="1" table:number-rows-spanned="6">
            <text:p>Implement or1420 debug modu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covered-table-cell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09:43:20.197813923</meta:creation-date>
    <dc:date>2025-09-16T09:58:14.146817934</dc:date>
    <meta:editing-duration>PT4M5S</meta:editing-duration>
    <meta:editing-cycles>2</meta:editing-cycles>
    <meta:generator>LibreOffice/25.8.1.1$Linux_X86_64 LibreOffice_project/54047653041915e595ad4e45cccea684809c77b5</meta:generator>
    <meta:document-statistic meta:table-count="1" meta:cell-count="21" meta:object-count="0"/>
  </office:meta>
</office:document-meta>
</file>